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884in"/>
    </style:style>
    <style:style style:name="Table1.B" style:family="table-column">
      <style:table-column-properties style:column-width="6.04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884in"/>
    </style:style>
    <style:style style:name="Table2.B" style:family="table-column">
      <style:table-column-properties style:column-width="5.04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8479in"/>
    </style:style>
    <style:style style:name="Table3.B" style:family="table-column">
      <style:table-column-properties style:column-width="5.077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200040" officeooo:paragraph-rsid="00200040"/>
    </style:style>
    <style:style style:name="P2" style:family="paragraph" style:parent-style-name="Standard">
      <style:text-properties fo:font-weight="bold" officeooo:rsid="00200040" officeooo:paragraph-rsid="00200040" style:font-weight-asian="bold" style:font-weight-complex="bold"/>
    </style:style>
    <style:style style:name="P3" style:family="paragraph" style:parent-style-name="Standard">
      <style:text-properties officeooo:rsid="00200040" officeooo:paragraph-rsid="002636e2"/>
    </style:style>
    <style:style style:name="P4" style:family="paragraph" style:parent-style-name="Standard">
      <style:text-properties officeooo:rsid="001e3e91" officeooo:paragraph-rsid="002636e2"/>
    </style:style>
    <style:style style:name="P5" style:family="paragraph" style:parent-style-name="Standard">
      <style:text-properties officeooo:rsid="001e3e91" officeooo:paragraph-rsid="00200040"/>
    </style:style>
    <style:style style:name="P6" style:family="paragraph" style:parent-style-name="Standard">
      <style:text-properties officeooo:paragraph-rsid="00200040"/>
    </style:style>
    <style:style style:name="P7" style:family="paragraph" style:parent-style-name="Standard">
      <style:text-properties officeooo:paragraph-rsid="001e3e91"/>
    </style:style>
    <style:style style:name="P8" style:family="paragraph" style:parent-style-name="Text_20_body">
      <style:text-properties officeooo:paragraph-rsid="001e3e91"/>
    </style:style>
    <style:style style:name="P9" style:family="paragraph" style:parent-style-name="Text_20_body">
      <style:paragraph-properties fo:break-before="page"/>
      <style:text-properties officeooo:paragraph-rsid="001e3e91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Heading_20_2">
      <style:paragraph-properties fo:break-before="page"/>
      <style:text-properties officeooo:paragraph-rsid="001e3e91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9" style:family="paragraph" style:parent-style-name="Preformatted_20_Text">
      <style:paragraph-properties style:writing-mode="lr-tb"/>
    </style:style>
    <style:style style:name="P20" style:family="paragraph" style:parent-style-name="Preformatted_20_Text">
      <style:paragraph-properties fo:margin-top="0in" fo:margin-bottom="0.1965in" style:contextual-spacing="false" style:writing-mode="lr-tb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2">
      <style:paragraph-properties fo:margin-top="0in" fo:margin-bottom="0.0972in" style:contextual-spacing="false" fo:line-height="115%"/>
    </style:style>
    <style:style style:name="P23" style:family="paragraph" style:parent-style-name="Standard">
      <style:paragraph-properties style:writing-mode="lr-tb"/>
    </style:style>
    <style:style style:name="P24" style:family="paragraph" style:parent-style-name="Horizontal_20_Line">
      <style:paragraph-properties fo:margin-top="0in" fo:margin-bottom="0.0972in" style:contextual-spacing="false" fo:line-height="115%"/>
    </style:style>
    <style:style style:name="P25" style:family="paragraph" style:parent-style-name="Heading_20_3">
      <style:paragraph-properties fo:margin-top="0in" fo:margin-bottom="0.0972in" style:contextual-spacing="false" fo:line-height="115%"/>
    </style:style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 style:list-style-name="L12"/>
    <style:style style:name="P32" style:family="paragraph" style:parent-style-name="Text_20_body" style:list-style-name="L13"/>
    <style:style style:name="P33" style:family="paragraph" style:parent-style-name="Text_20_body" style:list-style-name="L14"/>
    <style:style style:name="T1" style:family="text">
      <style:text-properties officeooo:rsid="00200040"/>
    </style:style>
    <style:style style:name="T2" style:family="text">
      <style:text-properties style:text-outline="false" style:text-line-through-style="none" style:text-line-through-type="none" fo:font-family="'Lucida Sans'" style:font-family-generic="roman" style:font-pitch="variable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3" style:family="text">
      <style:text-properties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4" style:family="text">
      <style:text-properties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bold" officeooo:rsid="0025e836" style:font-size-asian="10pt" style:font-style-asian="normal" style:font-weight-asian="bold" style:text-emphasiz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YS SCHEDULE</text:p>
      <text:p text:style-name="P1"/>
      <text:p text:style-name="P2">- RESEARCH APP IDEAS – DONE: FREELANCER MARKETPLACE</text:p>
      <text:p text:style-name="P2">- WHAT DOES A BASIC IMPLEMENTATION LOOK LIKE – DESCRIPTION AI</text:p>
      <text:p text:style-name="P2">- DRAW ON PAPER</text:p>
      <text:p text:style-name="P2">- WHAT SHOULD AN ARCHITECTURAL DOCUMENT PRE DEVELEPOMENT CONTAIN</text:p>
      <text:p text:style-name="P1"/>
      <text:p text:style-name="P3">- GO THROUGH COMMITS AND DESIGN A STEP BY STEP GUIDE 16 + 16 + 16</text:p>
      <text:p text:style-name="P4"/>
      <text:p text:style-name="P1">- LIST THE ANGULAR COMPONENTS THE APPLICATION WOULD CONSIST OF</text:p>
      <text:p text:style-name="P1">- LIST THE .NET COMPONENTS THE APPLICATION WOULD CONSIST OF</text:p>
      <text:p text:style-name="P5">- CREATE AN OUTLINE OF DEVELOPMENT INCLUDING FILES TO BE DEVELOPED FUNCTIONS AND SUCH TO BE DEVELOPED BUT NOT IN EXCRUCIATING DETAIL</text:p>
      <text:p text:style-name="P6"/>
      <text:p text:style-name="Standard">- <text:span text:style-name="T1">HOW TO SCAFFOLD BASIC .NET AND BASIC ANGULAR (REFER TO UDEMY VIDEOS) WILL USE .NET 8 AND ANGULAR 18</text:span></text:p>
      <text:p text:style-name="P7"/>
      <text:p text:style-name="P7"/>
      <text:p text:style-name="P7"/>
      <text:p text:style-name="P8"/>
      <text:p text:style-name="P9">✅ <text:span text:style-name="Strong_20_Emphasis">Freelancer Marketplace App – Basic Functionality Description</text:span></text:p>
      <text:p text:style-name="Text_20_body">The application consists of the following components:</text:p>
      <text:list text:style-name="L1">
        <text:list-item>
          <text:p text:style-name="P10"><text:span text:style-name="Strong_20_Emphasis">Angular 18 Client</text:span></text:p>
        </text:list-item>
        <text:list-item>
          <text:p text:style-name="P10"><text:span text:style-name="Strong_20_Emphasis">.NET 8 API</text:span></text:p>
        </text:list-item>
        <text:list-item>
          <text:p text:style-name="P10"><text:span text:style-name="Strong_20_Emphasis">SQLite Database</text:span> (or can be upgraded to another DB later)</text:p>
        </text:list-item>
      </text:list>
      <text:p text:style-name="Text_20_body">The app provides <text:span text:style-name="Strong_20_Emphasis">registration and login</text:span> using <text:span text:style-name="Strong_20_Emphasis">.NET Identity</text:span> (basic implementation). Users can register either as <text:span text:style-name="Strong_20_Emphasis">Clients</text:span> or <text:span text:style-name="Strong_20_Emphasis">Freelancers</text:span>, with the option for <text:span text:style-name="Strong_20_Emphasis">Admins</text:span> to manage users and content.</text:p>
      <text:p text:style-name="Text_20_body">💻 <text:span text:style-name="Strong_20_Emphasis">Freelancer functionality:</text:span></text:p>
      <text:list text:style-name="L2">
        <text:list-item>
          <text:p text:style-name="P11"><text:span text:style-name="Strong_20_Emphasis">Personal profile</text:span> they can edit (skills, bio, hourly rate, portfolio links, etc.)</text:p>
        </text:list-item>
        <text:list-item>
          <text:p text:style-name="P11"><text:span text:style-name="Strong_20_Emphasis">Profile photo</text:span> upload (pending admin approval; can set a main photo)</text:p>
        </text:list-item>
        <text:list-item>
          <text:p text:style-name="P11"><text:span text:style-name="Strong_20_Emphasis">Manage portfolio</text:span>: upload sample work (images, files, links) with admin approval</text:p>
        </text:list-item>
        <text:list-item>
          <text:p text:style-name="P11"><text:span text:style-name="Strong_20_Emphasis">Browse projects</text:span>: see a list of available projects posted by clients, filterable by category, budget, and deadline</text:p>
        </text:list-item>
        <text:list-item>
          <text:p text:style-name="P11"><text:span text:style-name="Strong_20_Emphasis">Bid on projects</text:span>: submit proposals with bid amount, time estimate, and proposal message</text:p>
        </text:list-item>
        <text:list-item>
          <text:p text:style-name="P11"><text:span text:style-name="Strong_20_Emphasis">Messaging system (SignalR)</text:span>: real-time chat with clients, with seen/unseen markers, time stamps, and auto-scroll to latest message</text:p>
        </text:list-item>
      </text:list>
      <text:p text:style-name="Text_20_body">🧑‍💼 <text:span text:style-name="Strong_20_Emphasis">Client functionality:</text:span></text:p>
      <text:list text:style-name="L3">
        <text:list-item>
          <text:p text:style-name="P12"><text:span text:style-name="Strong_20_Emphasis">Personal profile</text:span> they can edit (company info, contact details, etc.)</text:p>
        </text:list-item>
        <text:list-item>
          <text:p text:style-name="P12"><text:span text:style-name="Strong_20_Emphasis">Post projects</text:span>: create and edit project listings (title, description, category, budget range, deadline)</text:p>
        </text:list-item>
        <text:list-item>
          <text:p text:style-name="P12"><text:span text:style-name="Strong_20_Emphasis">Review freelancer proposals</text:span>: see bids received, compare freelancers, accept/reject proposals</text:p>
        </text:list-item>
        <text:list-item>
          <text:p text:style-name="P12"><text:span text:style-name="Strong_20_Emphasis">Messaging system (SignalR)</text:span>: real-time chat with freelancers</text:p>
        </text:list-item>
        <text:list-item>
          <text:p text:style-name="P12"><text:span text:style-name="Strong_20_Emphasis">Manage contracts</text:span>: after accepting a proposal, monitor ongoing jobs (basic status updates)</text:p>
        </text:list-item>
      </text:list>
      <text:p text:style-name="Text_20_body">📑 <text:span text:style-name="Strong_20_Emphasis">Common functionality:</text:span></text:p>
      <text:list text:style-name="L4">
        <text:list-item>
          <text:p text:style-name="P13"><text:span text:style-name="Strong_20_Emphasis">Nav bar</text:span> with links to:</text:p>
          <text:list>
            <text:list-item>
              <text:p text:style-name="P13">Project feed (for freelancers) / My projects (for clients)</text:p>
            </text:list-item>
            <text:list-item>
              <text:p text:style-name="P13">Messaging section (latest chats, organized by user)</text:p>
            </text:list-item>
            <text:list-item>
              <text:p text:style-name="P13">Profile management</text:p>
            </text:list-item>
            <text:list-item>
              <text:p text:style-name="P13">Logout</text:p>
            </text:list-item>
          </text:list>
        </text:list-item>
      </text:list>
      <text:p text:style-name="Text_20_body">🛠 <text:span text:style-name="Strong_20_Emphasis">Admin functionality:</text:span></text:p>
      <text:list text:style-name="L5">
        <text:list-item>
          <text:p text:style-name="P14"><text:span text:style-name="Strong_20_Emphasis">User management panel</text:span>: list of all users (assign or change roles: Admin / Client / Freelancer)</text:p>
        </text:list-item>
        <text:list-item>
          <text:p text:style-name="P14"><text:soft-page-break/><text:span text:style-name="Strong_20_Emphasis">Photo + portfolio moderation panel</text:span>: approve/reject profile photos and portfolio items</text:p>
        </text:list-item>
        <text:list-item>
          <text:p text:style-name="P14"><text:span text:style-name="Strong_20_Emphasis">Project moderation panel</text:span>: optional — approve/reject projects if you want moderation before projects go live</text:p>
        </text:list-item>
      </text:list>
      <text:p text:style-name="Horizontal_20_Line"/>
      <text:p text:style-name="Text_20_body">👉 <text:span text:style-name="Strong_20_Emphasis">Extra ideas you could add later:</text:span></text:p>
      <text:list text:style-name="L6">
        <text:list-item>
          <text:p text:style-name="P15">Ratings &amp; reviews for completed jobs</text:p>
        </text:list-item>
        <text:list-item>
          <text:p text:style-name="P15">Escrow or payment tracking (mocked, or with Stripe/PayPal integration)</text:p>
        </text:list-item>
        <text:list-item>
          <text:p text:style-name="P15">Categories/tags for projects and skills</text:p>
        </text:list-item>
        <text:list-item>
          <text:p text:style-name="P15">Sorting projects by newest / budget / deadline</text:p>
        </text:list-item>
      </text:list>
      <text:p text:style-name="P7"/>
      <text:h text:style-name="P16" text:outline-level="2">✅ <text:span text:style-name="Strong_20_Emphasis">Main Components / Modules</text:span></text:h>
      <text:p text:style-name="Text_20_body">Let’s map out the Angular front-end + .NET API core components that form the app’s structure.</text:p>
      <text:h text:style-name="Heading_20_3" text:outline-level="3">🎨 <text:span text:style-name="Strong_20_Emphasis">Angular App Component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Modul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auth</text:span></text:p>
          </table:table-cell>
          <table:table-cell table:style-name="Table1.A1" office:value-type="string">
            <text:p text:style-name="Table_20_Contents">Registration, login, logout, JWT handl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nav</text:span></text:p>
          </table:table-cell>
          <table:table-cell table:style-name="Table1.A1" office:value-type="string">
            <text:p text:style-name="Table_20_Contents">Navigation bar (links to projects feed, messages, profile, etc.)</text:p>
          </table:table-cell>
        </table:table-row>
        <table:table-row>
          <table:table-cell table:style-name="Table1.A1" office:value-type="string">
            <text:p text:style-name="Table_20_Contents"><text:span text:style-name="Source_20_Text">profile</text:span></text:p>
          </table:table-cell>
          <table:table-cell table:style-name="Table1.A1" office:value-type="string">
            <text:p text:style-name="Table_20_Contents">User profile editing (both client &amp; freelancer, with dynamic field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projects</text:span></text:p>
          </table:table-cell>
          <table:table-cell table:style-name="Table1.A1" office:value-type="string">
            <text:p text:style-name="Table_20_Contents">Project list, project detail, project posting (for clients), bidding (for freelancer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bids</text:span></text:p>
          </table:table-cell>
          <table:table-cell table:style-name="Table1.A1" office:value-type="string">
            <text:p text:style-name="Table_20_Contents">Bid form, bid listing under projects</text:p>
          </table:table-cell>
        </table:table-row>
        <table:table-row>
          <table:table-cell table:style-name="Table1.A1" office:value-type="string">
            <text:p text:style-name="Table_20_Contents"><text:span text:style-name="Source_20_Text">messages</text:span></text:p>
          </table:table-cell>
          <table:table-cell table:style-name="Table1.A1" office:value-type="string">
            <text:p text:style-name="Table_20_Contents">Real-time chat, inbox view, chat threads</text:p>
          </table:table-cell>
        </table:table-row>
        <table:table-row>
          <table:table-cell table:style-name="Table1.A1" office:value-type="string">
            <text:p text:style-name="Table_20_Contents"><text:span text:style-name="Source_20_Text">admin</text:span></text:p>
          </table:table-cell>
          <table:table-cell table:style-name="Table1.A1" office:value-type="string">
            <text:p text:style-name="Table_20_Contents">Admin panel for user management, photo moderation, portfolio moderation, project moderation (if adde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shared</text:span></text:p>
          </table:table-cell>
          <table:table-cell table:style-name="Table1.A1" office:value-type="string">
            <text:p text:style-name="Table_20_Contents">Reusable components: buttons, forms, modals, pipes, directives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re</text:span></text:p>
          </table:table-cell>
          <table:table-cell table:style-name="Table1.A1" office:value-type="string">
            <text:p text:style-name="Table_20_Contents">Services (auth service, user service, project service, messaging service, admin service), interceptors, guards</text:p>
          </table:table-cell>
        </table:table-row>
      </table:table>
      <text:p text:style-name="Horizontal_20_Line"/>
      <text:h text:style-name="Heading_20_3" text:outline-level="3">⚙️ <text:span text:style-name="Strong_20_Emphasis">.NET API Controllers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ntroller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AccountController</text:span></text:p>
          </table:table-cell>
          <table:table-cell table:style-name="Table2.A1" office:value-type="string">
            <text:p text:style-name="Table_20_Contents">Auth endpoints (login, register, role management)</text:p>
          </table:table-cell>
        </table:table-row>
        <table:table-row>
          <table:table-cell table:style-name="Table2.A1" office:value-type="string">
            <text:p text:style-name="Table_20_Contents"><text:span text:style-name="Source_20_Text">UsersController</text:span></text:p>
          </table:table-cell>
          <table:table-cell table:style-name="Table2.A1" office:value-type="string">
            <text:p text:style-name="Table_20_Contents">CRUD for profiles, including photo and portfolio management</text:p>
          </table:table-cell>
        </table:table-row>
        <table:table-row>
          <table:table-cell table:style-name="Table2.A1" office:value-type="string">
            <text:p text:style-name="Table_20_Contents"><text:span text:style-name="Source_20_Text">ProjectsController</text:span></text:p>
          </table:table-cell>
          <table:table-cell table:style-name="Table2.A1" office:value-type="string">
            <text:p text:style-name="Table_20_Contents">CRUD for project postings</text:p>
          </table:table-cell>
        </table:table-row>
        <table:table-row>
          <table:table-cell table:style-name="Table2.A1" office:value-type="string">
            <text:p text:style-name="Table_20_Contents"><text:span text:style-name="Source_20_Text">BidsController</text:span></text:p>
          </table:table-cell>
          <table:table-cell table:style-name="Table2.A1" office:value-type="string">
            <text:p text:style-name="Table_20_Contents">CRUD for bids</text:p>
          </table:table-cell>
        </table:table-row>
        <table:table-row>
          <table:table-cell table:style-name="Table2.A1" office:value-type="string">
            <text:p text:style-name="Table_20_Contents"><text:span text:style-name="Source_20_Text">MessagesController</text:span></text:p>
          </table:table-cell>
          <table:table-cell table:style-name="Table2.A1" office:value-type="string">
            <text:p text:style-name="Table_20_Contents">SignalR hub + messaging endpoints</text:p>
          </table:table-cell>
        </table:table-row>
        <table:table-row>
          <table:table-cell table:style-name="Table2.A1" office:value-type="string">
            <text:p text:style-name="Table_20_Contents"><text:span text:style-name="Source_20_Text">AdminController</text:span></text:p>
          </table:table-cell>
          <table:table-cell table:style-name="Table2.A1" office:value-type="string">
            <text:p text:style-name="Table_20_Contents">User role assignments, photo/portfolio moderation, optional project moderation</text:p>
          </table:table-cell>
        </table:table-row>
      </table:table>
      <text:p text:style-name="Horizontal_20_Line"/>
      <text:h text:style-name="Heading_20_3" text:outline-level="3"/>
      <text:h text:style-name="P17" text:outline-level="3">🗂 <text:span text:style-name="Strong_20_Emphasis">Suggested Folder Structure</text:span></text:h>
      <text:p text:style-name="Text_20_body">Here’s a clean folder structure that scales well:</text:p>
      <text:p text:style-name="Preformatted_20_Text">css</text:p>
      <text:p text:style-name="Preformatted_20_Text">CopyEdit</text:p>
      <text:p text:style-name="P18"><text:span text:style-name="Source_20_Text">ClientApp/</text:span></text:p>
      <text:p text:style-name="P19"><text:span text:style-name="Source_20_Text"><text:s/>├── src/</text:span></text:p>
      <text:p text:style-name="P19"><text:span text:style-name="Source_20_Text"><text:s/>│ <text:s text:c="3"/>├── app/</text:span></text:p>
      <text:p text:style-name="P19"><text:span text:style-name="Source_20_Text"><text:s/>│ <text:s text:c="3"/>│ <text:s text:c="3"/>├── auth/</text:span></text:p>
      <text:p text:style-name="P19"><text:span text:style-name="Source_20_Text"><text:s/>│ <text:s text:c="3"/>│ <text:s text:c="3"/>├── nav/</text:span></text:p>
      <text:p text:style-name="P19"><text:span text:style-name="Source_20_Text"><text:s/>│ <text:s text:c="3"/>│ <text:s text:c="3"/>├── profile/</text:span></text:p>
      <text:p text:style-name="P19"><text:span text:style-name="Source_20_Text"><text:s/>│ <text:s text:c="3"/>│ <text:s text:c="3"/>├── projects/</text:span></text:p>
      <text:p text:style-name="P19"><text:span text:style-name="Source_20_Text"><text:s/>│ <text:s text:c="3"/>│ <text:s text:c="3"/>├── bids/</text:span></text:p>
      <text:p text:style-name="P19"><text:span text:style-name="Source_20_Text"><text:s/>│ <text:s text:c="3"/>│ <text:s text:c="3"/>├── messages/</text:span></text:p>
      <text:p text:style-name="P19"><text:span text:style-name="Source_20_Text"><text:s/>│ <text:s text:c="3"/>│ <text:s text:c="3"/>├── admin/</text:span></text:p>
      <text:p text:style-name="P19"><text:span text:style-name="Source_20_Text"><text:s/>│ <text:s text:c="3"/>│ <text:s text:c="3"/>├── shared/</text:span></text:p>
      <text:p text:style-name="P19"><text:span text:style-name="Source_20_Text"><text:s/>│ <text:s text:c="3"/>│ <text:s text:c="3"/>└── core/</text:span></text:p>
      <text:p text:style-name="P19"><text:span text:style-name="Source_20_Text"><text:s/>│ <text:s text:c="3"/>├── assets/</text:span></text:p>
      <text:p text:style-name="P19"><text:span text:style-name="Source_20_Text"><text:s/>│ <text:s text:c="3"/>├── environments/</text:span></text:p>
      <text:p text:style-name="P19"><text:span text:style-name="Source_20_Text"><text:s/>│ <text:s text:c="3"/>└── index.html etc.</text:span></text:p>
      <text:p text:style-name="P19"/>
      <text:p text:style-name="P19"><text:span text:style-name="Source_20_Text">API/</text:span></text:p>
      <text:p text:style-name="P19"><text:span text:style-name="Source_20_Text"><text:s/>├── Controllers/</text:span></text:p>
      <text:p text:style-name="P19"><text:span text:style-name="Source_20_Text"><text:s/>│ <text:s text:c="3"/>├── AccountController.cs</text:span></text:p>
      <text:p text:style-name="P19"><text:span text:style-name="Source_20_Text"><text:s/>│ <text:s text:c="3"/>├── UsersController.cs</text:span></text:p>
      <text:p text:style-name="P19"><text:span text:style-name="Source_20_Text"><text:s/>│ <text:s text:c="3"/>├── ProjectsController.cs</text:span></text:p>
      <text:p text:style-name="P19"><text:span text:style-name="Source_20_Text"><text:s/>│ <text:s text:c="3"/>├── BidsController.cs</text:span></text:p>
      <text:p text:style-name="P19"><text:span text:style-name="Source_20_Text"><text:s/>│ <text:s text:c="3"/>├── MessagesController.cs</text:span></text:p>
      <text:p text:style-name="P19"><text:span text:style-name="Source_20_Text"><text:s/>│ <text:s text:c="3"/>└── AdminController.cs</text:span></text:p>
      <text:p text:style-name="P19"><text:span text:style-name="Source_20_Text"><text:s/>├── Entities/</text:span></text:p>
      <text:p text:style-name="P19"><text:span text:style-name="Source_20_Text"><text:s/>│ <text:s text:c="3"/>├── AppUser.cs</text:span></text:p>
      <text:p text:style-name="P19"><text:span text:style-name="Source_20_Text"><text:s/>│ <text:s text:c="3"/>├── Project.cs</text:span></text:p>
      <text:p text:style-name="P19"><text:span text:style-name="Source_20_Text"><text:s/>│ <text:s text:c="3"/>├── Bid.cs</text:span></text:p>
      <text:p text:style-name="P19"><text:span text:style-name="Source_20_Text"><text:s/>│ <text:s text:c="3"/>├── Message.cs</text:span></text:p>
      <text:p text:style-name="P19"><text:span text:style-name="Source_20_Text"><text:s/>│ <text:s text:c="3"/>├── Photo.cs</text:span></text:p>
      <text:p text:style-name="P19"><text:span text:style-name="Source_20_Text"><text:s/>│ <text:s text:c="3"/>└── PortfolioItem.cs</text:span></text:p>
      <text:p text:style-name="P19"><text:span text:style-name="Source_20_Text"><text:s/>├── Data/</text:span></text:p>
      <text:p text:style-name="P19"><text:span text:style-name="Source_20_Text"><text:s/>├── Interfaces/</text:span></text:p>
      <text:p text:style-name="P19"><text:span text:style-name="Source_20_Text"><text:s/>├── Repositories/</text:span></text:p>
      <text:p text:style-name="P19"><text:span text:style-name="Source_20_Text"><text:s/>├── SignalR/</text:span></text:p>
      <text:p text:style-name="P20"><text:span text:style-name="Source_20_Text"><text:s/>└── Program.cs, Startup.cs etc.</text:span></text:p>
      <text:p text:style-name="Horizontal_20_Line"/>
      <text:h text:style-name="Heading_20_2" text:outline-level="2"/>
      <text:h text:style-name="P21" text:outline-level="2">🛠 <text:span text:style-name="Strong_20_Emphasis">Step-by-Step Task Breakdown</text:span></text:h>
      <text:h text:style-name="P22" text:outline-level="2">🚀 <text:span text:style-name="Strong_20_Emphasis">Refined Development Phases for Freelancer Marketplace App</text:span></text:h>
      <text:p text:style-name="P23" loext:marker-style-name="T2"><text:span text:style-name="T3">Remember to research how to Autosave on Angular and .NET (probably a VS Code Setting) and how to set up dotnet watch, </text:span><text:span text:style-name="T4">and how set up git with the right repo</text:span></text:p>
      <text:p text:style-name="Standard"/>
      <text:p text:style-name="Text_20_body">Here’s a revised phase plan that better mirrors your real-world experience building the dating app — minimizing complexity at each step and building incrementally.</text:p>
      <text:p text:style-name="P24"/>
      <text:h text:style-name="P25" text:outline-level="3">⚙️ <text:span text:style-name="Strong_20_Emphasis">Phase 1 – Setup &amp; Core Infrastructure</text:span></text:h>
      <text:p text:style-name="Text_20_body">✅ <text:span text:style-name="Emphasis">Inspired by commits: </text:span><text:span text:style-name="Emphasis"><text:span text:style-name="Source_20_Text">0fd2da6</text:span></text:span><text:span text:style-name="Emphasis">, </text:span><text:span text:style-name="Emphasis"><text:span text:style-name="Source_20_Text">b59409e</text:span></text:span><text:span text:style-name="Emphasis">, </text:span><text:span text:style-name="Emphasis"><text:span text:style-name="Source_20_Text">16c6957</text:span></text:span><text:span text:style-name="Emphasis">, </text:span><text:span text:style-name="Emphasis"><text:span text:style-name="Source_20_Text">fe59003</text:span></text:span><text:span text:style-name="Emphasis">, </text:span><text:span text:style-name="Emphasis"><text:span text:style-name="Source_20_Text">119a004</text:span></text:span><text:span text:style-name="Emphasis">, </text:span><text:span text:style-name="Emphasis"><text:span text:style-name="Source_20_Text">fbfcf7b</text:span></text:span></text:p>
      <text:list text:style-name="L7">
        <text:list-item>
          <text:p text:style-name="P26">Set up Angular + .NET skeleton</text:p>
        </text:list-item>
        <text:list-item>
          <text:p text:style-name="P26">.NET Identity + roles: Admin, Client, Freelancer</text:p>
        </text:list-item>
        <text:list-item>
          <text:p text:style-name="P26">JWT token generation + role claims</text:p>
        </text:list-item>
        <text:list-item>
          <text:p text:style-name="P26">CORS, HTTPS, API error handling, extension methods</text:p>
        </text:list-item>
        <text:list-item>
          <text:p text:style-name="P26">Basic Angular app structure + nav bar + routing</text:p>
        </text:list-item>
      </text:list>
      <text:p text:style-name="P24"/>
      <text:h text:style-name="P25" text:outline-level="3">👤 <text:span text:style-name="Strong_20_Emphasis">Phase 2 – Auth &amp; User Profiles</text:span></text:h>
      <text:p text:style-name="Text_20_body">✅ <text:span text:style-name="Emphasis">Inspired by commits: </text:span><text:span text:style-name="Emphasis"><text:span text:style-name="Source_20_Text">1c7d982</text:span></text:span><text:span text:style-name="Emphasis">, </text:span><text:span text:style-name="Emphasis"><text:span text:style-name="Source_20_Text">caf64e0</text:span></text:span><text:span text:style-name="Emphasis">, </text:span><text:span text:style-name="Emphasis"><text:span text:style-name="Source_20_Text">53787ec</text:span></text:span><text:span text:style-name="Emphasis">, </text:span><text:span text:style-name="Emphasis"><text:span text:style-name="Source_20_Text">6db9290</text:span></text:span><text:span text:style-name="Emphasis">, </text:span><text:span text:style-name="Emphasis"><text:span text:style-name="Source_20_Text">2811280</text:span></text:span><text:span text:style-name="Emphasis">, </text:span><text:span text:style-name="Emphasis"><text:span text:style-name="Source_20_Text">c124468</text:span></text:span></text:p>
      <text:list text:style-name="L8">
        <text:list-item>
          <text:p text:style-name="P27">Registration/login forms (Angular reactive forms with validation)</text:p>
        </text:list-item>
        <text:list-item>
          <text:p text:style-name="P27">Role-based registration (Client / Freelancer)</text:p>
        </text:list-item>
        <text:list-item>
          <text:p text:style-name="P27">Profile entity setup + API (AppUser equivalent)</text:p>
        </text:list-item>
        <text:list-item>
          <text:p text:style-name="P27">Profile edit forms: name, bio, skills, hourly rate (Freelancer); company info (Client)</text:p>
        </text:list-item>
        <text:list-item>
          <text:p text:style-name="P27">Upload profile photo (Cloudinary integration)</text:p>
        </text:list-item>
        <text:list-item>
          <text:p text:style-name="P27">Admin photo approval</text:p>
        </text:list-item>
      </text:list>
      <text:p text:style-name="P24"/>
      <text:h text:style-name="P25" text:outline-level="3">📄 <text:span text:style-name="Strong_20_Emphasis">Phase 3 – Project Posting &amp; Browsing</text:span></text:h>
      <text:p text:style-name="Text_20_body">✅ <text:span text:style-name="Emphasis">Inspired by commits: </text:span><text:span text:style-name="Emphasis"><text:span text:style-name="Source_20_Text">dcf7194</text:span></text:span><text:span text:style-name="Emphasis">, </text:span><text:span text:style-name="Emphasis"><text:span text:style-name="Source_20_Text">3b11556</text:span></text:span><text:span text:style-name="Emphasis">, </text:span><text:span text:style-name="Emphasis"><text:span text:style-name="Source_20_Text">f54b38f</text:span></text:span><text:span text:style-name="Emphasis">, </text:span><text:span text:style-name="Emphasis"><text:span text:style-name="Source_20_Text">46e74c8</text:span></text:span><text:span text:style-name="Emphasis">, </text:span><text:span text:style-name="Emphasis"><text:span text:style-name="Source_20_Text">b8fbf1d</text:span></text:span></text:p>
      <text:list text:style-name="L9">
        <text:list-item>
          <text:p text:style-name="P28">Project entity + repository</text:p>
        </text:list-item>
        <text:list-item>
          <text:p text:style-name="P28">Client: Create / edit / delete projects</text:p>
        </text:list-item>
        <text:list-item>
          <text:p text:style-name="P28">Freelancer: Browse, filter (category, budget, deadline), sort</text:p>
        </text:list-item>
        <text:list-item>
          <text:p text:style-name="P28"><text:soft-page-break/>Pagination (API + client)</text:p>
        </text:list-item>
      </text:list>
      <text:p text:style-name="P24"/>
      <text:h text:style-name="P25" text:outline-level="3">💬 <text:span text:style-name="Strong_20_Emphasis">Phase 4 – Bidding</text:span></text:h>
      <text:p text:style-name="Text_20_body">✅ <text:span text:style-name="Emphasis">Inspired by commits: </text:span><text:span text:style-name="Emphasis"><text:span text:style-name="Source_20_Text">9f01850</text:span></text:span><text:span text:style-name="Emphasis"> (Likes logic gives similar structure for Bids)</text:span></text:p>
      <text:list text:style-name="L10">
        <text:list-item>
          <text:p text:style-name="P29">Bid entity + repository</text:p>
        </text:list-item>
        <text:list-item>
          <text:p text:style-name="P29">Freelancers: Submit bids</text:p>
        </text:list-item>
        <text:list-item>
          <text:p text:style-name="P29">Clients: View, accept, reject bids</text:p>
        </text:list-item>
      </text:list>
      <text:p text:style-name="P24"/>
      <text:h text:style-name="P25" text:outline-level="3">💌 <text:span text:style-name="Strong_20_Emphasis">Phase 5 – Messaging</text:span></text:h>
      <text:p text:style-name="Text_20_body">✅ <text:span text:style-name="Emphasis">Inspired by commits: </text:span><text:span text:style-name="Emphasis"><text:span text:style-name="Source_20_Text">46db82e</text:span></text:span><text:span text:style-name="Emphasis">, </text:span><text:span text:style-name="Emphasis"><text:span text:style-name="Source_20_Text">a750a07</text:span></text:span><text:span text:style-name="Emphasis">, </text:span><text:span text:style-name="Emphasis"><text:span text:style-name="Source_20_Text">54eb82f</text:span></text:span><text:span text:style-name="Emphasis">, </text:span><text:span text:style-name="Emphasis"><text:span text:style-name="Source_20_Text">c10e521</text:span></text:span><text:span text:style-name="Emphasis">, </text:span><text:span text:style-name="Emphasis"><text:span text:style-name="Source_20_Text">c367514</text:span></text:span><text:span text:style-name="Emphasis">, </text:span><text:span text:style-name="Emphasis"><text:span text:style-name="Source_20_Text">78b19e0</text:span></text:span></text:p>
      <text:list text:style-name="L11">
        <text:list-item>
          <text:p text:style-name="P30">SignalR hub + real-time chat</text:p>
        </text:list-item>
        <text:list-item>
          <text:p text:style-name="P30">Inbox + thread views</text:p>
        </text:list-item>
        <text:list-item>
          <text:p text:style-name="P30">Seen/unseen, timestamps, notify on new message</text:p>
        </text:list-item>
        <text:list-item>
          <text:p text:style-name="P30">Auto-scroll to latest</text:p>
        </text:list-item>
      </text:list>
      <text:p text:style-name="P24"/>
      <text:h text:style-name="P25" text:outline-level="3">🛡 <text:span text:style-name="Strong_20_Emphasis">Phase 6 – Admin</text:span></text:h>
      <text:p text:style-name="Text_20_body">✅ <text:span text:style-name="Emphasis">Inspired by commits: </text:span><text:span text:style-name="Emphasis"><text:span text:style-name="Source_20_Text">c124468</text:span></text:span><text:span text:style-name="Emphasis">, </text:span><text:span text:style-name="Emphasis"><text:span text:style-name="Source_20_Text">df28025</text:span></text:span><text:span text:style-name="Emphasis">, </text:span><text:span text:style-name="Emphasis"><text:span text:style-name="Source_20_Text">5a42c4d</text:span></text:span></text:p>
      <text:list text:style-name="L12">
        <text:list-item>
          <text:p text:style-name="P31">Admin panel:</text:p>
          <text:list>
            <text:list-item>
              <text:p text:style-name="P31">Assign/revoke roles</text:p>
            </text:list-item>
            <text:list-item>
              <text:p text:style-name="P31">Approve/reject profile photos</text:p>
            </text:list-item>
            <text:list-item>
              <text:p text:style-name="P31">Approve/reject portfolio items</text:p>
            </text:list-item>
            <text:list-item>
              <text:p text:style-name="P31">(Optional) Project moderation</text:p>
            </text:list-item>
          </text:list>
        </text:list-item>
      </text:list>
      <text:p text:style-name="P24"/>
      <text:h text:style-name="P25" text:outline-level="3">✨ <text:span text:style-name="Strong_20_Emphasis">Phase 7 – Cleanup &amp; Polish</text:span></text:h>
      <text:p text:style-name="Text_20_body">✅ Handle:</text:p>
      <text:list text:style-name="L13">
        <text:list-item>
          <text:p text:style-name="P32">UTC date formats</text:p>
        </text:list-item>
        <text:list-item>
          <text:p text:style-name="P32">Presence indicators (optional)</text:p>
        </text:list-item>
        <text:list-item>
          <text:p text:style-name="P32">Sorting / filter memory (like your filter caching in the dating app)</text:p>
        </text:list-item>
        <text:list-item>
          <text:p text:style-name="P32">Final UI cleanup, modals, confirmation dialogs</text:p>
        </text:list-item>
      </text:list>
      <text:p text:style-name="P24"/>
      <text:h text:style-name="P22" text:outline-level="2"><text:soft-page-break/>💡 <text:span text:style-name="Strong_20_Emphasis">Key Adjustments from Original Plan</text:span></text:h>
      <text:p text:style-name="Text_20_body">✅ We separate <text:span text:style-name="Strong_20_Emphasis">bidding</text:span> as its own clean phase (since it’s conceptually like "Likes" but has richer data)<text:line-break/>✅ We bake in role-based registration + profile editing early<text:line-break/>✅ We delay messaging until after project/bid flow is stable<text:line-break/>✅ We can optionally skip project moderation unless you want it</text:p>
      <text:p text:style-name="P24"/>
      <text:h text:style-name="P22" text:outline-level="2">⚡ <text:span text:style-name="Strong_20_Emphasis">Next Steps</text:span></text:h>
      <text:p text:style-name="Text_20_body">👉 This refined plan reflects your real-world dev sequence — it should feel familiar and smooth to implement.<text:line-break/>👉 While you review your commit map, you’ll spot reusable patterns for:</text:p>
      <text:list text:style-name="L14">
        <text:list-item>
          <text:p text:style-name="P33">SignalR setup</text:p>
        </text:list-item>
        <text:list-item>
          <text:p text:style-name="P33">Cloudinary integration</text:p>
        </text:list-item>
        <text:list-item>
          <text:p text:style-name="P33">Pagination/filtering</text:p>
        </text:list-item>
        <text:list-item>
          <text:p text:style-name="P33">Role management</text:p>
        </text:list-item>
      </text:list>
      <text:p text:style-name="Text_20_body"/>
      <text:h text:style-name="P16" text:outline-level="2">📌 <text:span text:style-name="Strong_20_Emphasis">Commit Map Template (Columns)</text:span></text:h>
      <text:p text:style-name="Text_20_body">| Commit Hash | Commit Message | Files Touched | Methods / Classes Introduced or Modified | Functionality Added / Changed | Notes |</text:p>
      <text:p text:style-name="Horizontal_20_Line"/>
      <text:h text:style-name="Heading_20_3" text:outline-level="3">✉️ <text:span text:style-name="Strong_20_Emphasis">Column Descriptions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lumn</text:p>
            </table:table-cell>
            <table:table-cell table:style-name="Table3.A1" office:value-type="string">
              <text:p text:style-name="Table_20_Heading">What to record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Commit Hash</text:span></text:p>
          </table:table-cell>
          <table:table-cell table:style-name="Table3.A1" office:value-type="string">
            <text:p text:style-name="Table_20_Contents">Short hash (e.g. <text:span text:style-name="Source_20_Text">d4e5f6</text:span>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ommit Message</text:span></text:p>
          </table:table-cell>
          <table:table-cell table:style-name="Table3.A1" office:value-type="string">
            <text:p text:style-name="Table_20_Contents">Message from <text:span text:style-name="Source_20_Text">git log --oneline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iles Touched</text:span></text:p>
          </table:table-cell>
          <table:table-cell table:style-name="Table3.A1" office:value-type="string">
            <text:p text:style-name="Table_20_Contents">List key files changed (e.g. <text:span text:style-name="Source_20_Text">account.controller.cs</text:span>, <text:span text:style-name="Source_20_Text">login.component.ts</text:span>, <text:span text:style-name="Source_20_Text">auth.service.ts</text:span>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ethods / Classes Introduced or Modified</text:span></text:p>
          </table:table-cell>
          <table:table-cell table:style-name="Table3.A1" office:value-type="string">
            <text:p text:style-name="Table_20_Contents">Names of significant methods, properties, classes added or modified (e.g. <text:span text:style-name="Source_20_Text">LoginAsync()</text:span>, <text:span text:style-name="Source_20_Text">AuthService.Login()</text:span>, <text:span text:style-name="Source_20_Text">SignalRHub</text:span>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unctionality Added / Changed</text:span></text:p>
          </table:table-cell>
          <table:table-cell table:style-name="Table3.A1" office:value-type="string">
            <text:p text:style-name="Table_20_Contents">High-level description of the feature or step (e.g. <text:span text:style-name="Emphasis">Added login + register functionality</text:span>, <text:span text:style-name="Emphasis">Initial SignalR setup for messaging</text:span>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Notes</text:span></text:p>
          </table:table-cell>
          <table:table-cell table:style-name="Table3.A1" office:value-type="string">
            <text:p text:style-name="Table_20_Contents">Any other remarks you want — e.g. <text:span text:style-name="Emphasis">Cloudinary integration begins</text:span>, <text:span text:style-name="Emphasis">Bug fix</text:span>, <text:span text:style-name="Emphasis">Refactor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00:12:49.398222300</meta:creation-date>
    <dc:date>2025-07-07T15:53:15.548797900</dc:date>
    <meta:editing-duration>PT22M18S</meta:editing-duration>
    <meta:editing-cycles>8</meta:editing-cycles>
    <meta:generator>LibreOffice/25.2.4.3$Windows_X86_64 LibreOffice_project/33e196637044ead23f5c3226cde09b47731f7e27</meta:generator>
    <meta:document-statistic meta:table-count="3" meta:image-count="0" meta:object-count="0" meta:page-count="9" meta:paragraph-count="195" meta:word-count="1292" meta:character-count="8346" meta:non-whitespace-character-count="7162"/>
  </office:meta>
</office:document-meta>
</file>